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4.91667in" style:rel-width="scale" style:rel-height="scale"><draw:image xlink:href="media/image1.png" xlink:type="simple" xlink:show="embed" xlink:actuate="onLoad"/><svg:title/><svg:desc>A screenshot of a spreadsheet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 Adem</meta:initial-creator>
    <dc:creator>Abdu Adem</dc:creator>
    <meta:creation-date>2025-12-09T00:23:00Z</meta:creation-date>
    <dc:date>2025-12-09T00:25:00Z</dc:date>
    <meta:template xlink:href="Normal" xlink:type="simple"/>
    <meta:editing-cycles>2</meta:editing-cycles>
    <meta:editing-duration>PT120S</meta:editing-duration>
    <meta:document-statistic meta:page-count="1" meta:paragraph-count="0" meta:word-count="0" meta:character-count="0" meta:row-count="1" meta:non-whitespace-character-count="0"/>
  </office:meta>
</office:document-meta>
</file>